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text-underline-style="none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 style:master-page-name="">
      <style:paragraph-properties style:page-number="auto" fo:break-before="auto" fo:break-aft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type and (purchase.tryp.name + ' ') or '' &gt;</text:placeholder><text:placeholder text:placeholder-type="text">&lt;purchase.party.name&gt;</text:placeholder></text:p>
      <text:p text:style-name="P1"><text:placeholder text:placeholder-type="text">&lt;purchase.contact_address.name or ''&gt;</text:placeholder></text:p>
      <text:p text:style-name="P1"><text:placeholder text:placeholder-type="text">&lt;purchase.contact_address.street or ''&gt;</text:placeholder></text:p>
      <text:p text:style-name="P1"><text:placeholder text:placeholder-type="text">&lt;purchase.contact_address.streetbis or ''&gt;</text:placeholder></text:p>
      <text:p text:style-name="P1"><text:placeholder text:placeholder-type="text">&lt;purchase.contact_address.zip or ''&gt;</text:placeholder> <text:placeholder text:placeholder-type="text">&lt;purchase.contact_address.city or ''&gt;</text:placeholder></text:p>
      <text:p text:style-name="P1"><text:placeholder text:placeholder-type="text">&lt;purchase.contact_address.state and purchase.contact_address.state.name or ''&gt;</text:placeholder></text:p>
      <text:p text:style-name="P1"><text:placeholder text:placeholder-type="text">&lt;purchase.contact_address.country and purchase.contact_address.country.name or ''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7"><text:placeholder text:placeholder-type="text">&lt;choose test=""&gt;</text:placeholder></text:p>
      <text:p text:style-name="P8"><text:placeholder text:placeholder-type="text">&lt;when test="purchase.state == 'draft'"&gt;</text:placeholder></text:p>
      <text:h text:style-name="P9" text:outline-level="1">Draft Purchase Order</text:h>
      <text:p text:style-name="P8"><text:placeholder text:placeholder-type="text">&lt;/when&gt;</text:placeholder></text:p>
      <text:p text:style-name="P8"><text:placeholder text:placeholder-type="text">&lt;when test="purchase.state == 'quotation'"&gt;</text:placeholder></text:p>
      <text:h text:style-name="P9" text:outline-level="1">Request for Quotation N°: <text:placeholder text:placeholder-type="text">&lt;purchase.reference&gt;</text:placeholder></text:h>
      <text:p text:style-name="P8"><text:placeholder text:placeholder-type="text">&lt;/when&gt;</text:placeholder></text:p>
      <text:p text:style-name="P8"><text:placeholder text:placeholder-type="text">&lt;otherwise test=""&gt;</text:placeholder></text:p>
      <text:h text:style-name="P9" text:outline-level="1">Purchase Order N°: <text:placeholder text:placeholder-type="text">&lt;purchase.reference&gt;</text:placeholder></text:h>
      <text:p text:style-name="P8"><text:placeholder text:placeholder-type="text">&lt;/otherwise&gt;</text:placeholder></text:p>
      <text:p text:style-name="P8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date=True, language=(purchase.party.lang and purchase.party.lang.code or 'en_US'))&gt;</text:placeholder><text:soft-page-break/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language=(purchase.party.lang and purchase.party.lang.code or 'en_US')) + (line.unit and (' ' + line.unit.symbol) or '')) or ''&gt;</text:placeholder></text:p>
          </table:table-cell>
          <table:table-cell table:style-name="Table1.A5" office:value-type="string">
            <text:p text:style-name="P4"><text:placeholder text:placeholder-type="text">&lt;(formatLang(line.unit_price, language=(purchase.party.lang and purchase.party.lang.code or 'en_US')) + ' ' + purchase.currency.symbol) or ''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(formatLang(line.amount, digits=purchase.currency.digits, language=(purchase.party.lang and purchase.party.lang.code or 'en_US')) + ' ' + purchase.currency.symbol) or ''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(formatLang(line.amount, digits=purchase.currency.digits, language=(purchase.party.lang and purchase.party.lang.code or 'en_US')) + ' ' + purchase.currency.symbol)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digits=purchase.currency.digits, language=(purchase.party.lang and purchase.party.lang.code or 'en_US')) + ' ' + purchas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purchase.tax_amount, digits=purchase.currency.digits, language=(purchase.party.lang and purchase.party.lang.code or 'en_US')) + ' ' + purchas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purchase.total_amount, digits=purchase.currency.digits, language=(purchase.party.lang and purchase.party.lang.code or 'en_US')) + ' ' + purchase.currency.symbol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soft-page-break/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22</meta:creation-date>
    <dc:date>2008-07-17T20:30:04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5" meta:paragraph-count="61" meta:word-count="24" meta:character-count="218"/>
  </office:meta>
</office:document-meta>
</file>